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e129" officeooo:paragraph-rsid="0006e129"/>
    </style:style>
    <style:style style:name="P2" style:family="paragraph" style:parent-style-name="Standard">
      <style:text-properties officeooo:rsid="0007be77" officeooo:paragraph-rsid="0007be77"/>
    </style:style>
    <style:style style:name="P3" style:family="paragraph" style:parent-style-name="Standard">
      <style:paragraph-properties fo:text-align="justify" style:justify-single-word="false"/>
      <style:text-properties officeooo:rsid="0007be77" officeooo:paragraph-rsid="0007be77"/>
    </style:style>
    <style:style style:name="P4" style:family="paragraph" style:parent-style-name="Standard">
      <style:text-properties officeooo:rsid="0007be77" officeooo:paragraph-rsid="001770d8"/>
    </style:style>
    <style:style style:name="P5" style:family="paragraph" style:parent-style-name="Standard">
      <style:paragraph-properties fo:text-align="justify" style:justify-single-word="false"/>
      <style:text-properties officeooo:rsid="0019fb91" officeooo:paragraph-rsid="0019fb91"/>
    </style:style>
    <style:style style:name="T1" style:family="text">
      <style:text-properties officeooo:rsid="00085b50"/>
    </style:style>
    <style:style style:name="T2" style:family="text">
      <style:text-properties officeooo:rsid="000a1ce8"/>
    </style:style>
    <style:style style:name="T3" style:family="text">
      <style:text-properties officeooo:rsid="000b6840"/>
    </style:style>
    <style:style style:name="T4" style:family="text">
      <style:text-properties officeooo:rsid="000c9fb8"/>
    </style:style>
    <style:style style:name="T5" style:family="text">
      <style:text-properties officeooo:rsid="000d6066"/>
    </style:style>
    <style:style style:name="T6" style:family="text">
      <style:text-properties officeooo:rsid="000f1c2d"/>
    </style:style>
    <style:style style:name="T7" style:family="text">
      <style:text-properties officeooo:rsid="00123d2f"/>
    </style:style>
    <style:style style:name="T8" style:family="text">
      <style:text-properties officeooo:rsid="001390a6"/>
    </style:style>
    <style:style style:name="T9" style:family="text">
      <style:text-properties officeooo:rsid="00143eef"/>
    </style:style>
    <style:style style:name="T10" style:family="text">
      <style:text-properties officeooo:rsid="001770d8"/>
    </style:style>
    <style:style style:name="T11" style:family="text">
      <style:text-properties officeooo:rsid="001945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Objetivos:</text:p>
      <text:p text:style-name="P1"/>
      <text:p text:style-name="P5">As principais metas a serem atingidas com o trabalho apresentado aqui são: </text:p>
      <text:p text:style-name="P5">\begin{enumerate}</text:p>
      <text:p text:style-name="P5">\item \emph{O manuseio de ferramentas estatísticas e sistemáticas para detecção de populações estelares:} \\</text:p>
      <text:p text:style-name="P5">Muitos dos satélites da Via Láctea (VL), inicialmente, <text:s/>foram encontrados com uma simples análise visual em mapas de densidade estelar. Porém, devido à evolução das técnicas de <text:s/>observações fotométricas, os novos levantamentos alcançam limites de magnitude cada vez mais fracos, ou seja, é possível observar estrelas cada vez mais <text:s/>distantes. Como consequência, o volume de dados também cresce e torna o seu manuseio mais difícil e a procura por subestruturas mais distantes se torna mais complexa. Por esses motivos, é importante termos em mão ferramentas computacionais e estatísticas para analisar esses dados eficientemente na procura de subestruturas. Este é então nosso principal objetivo, o desenvolvimento <text:s/>de um método sistemático e estatístico capaz de fazer uma busca por subestruturas eficiente e confiável. <text:s/>\\</text:p>
      <text:p text:style-name="P5"/>
      <text:p text:style-name="P5">\item \emph{Validação do método por meio dos dados do Sloan Digital Sky Survey (SDSS):} \\</text:p>
      <text:p text:style-name="P5">Após o desenvolvimento do método, necessitamos validá-lo. A validação será por meio da recuperação de subestruturas já conhecidas. Faremos isto aplicando o método desenvolvido nos dados do SDSS, que cobre áreas onde se encontram galáxias anãs e aglomerados globulares conhecidos. O SDSS também cobre boa parte da corrente estelar da galáxia anã de Sagitário. Temos como meta então, detectar essas diferentes estruturas com alta significância a partir do nosso <text:s/>método. \\</text:p>
      <text:p text:style-name="P5"/>
      <text:p text:style-name="P5">\item \emph{Aplicação do método nos dados do Dark Energy Survey (DES) e SDSS em busca de novas subestruturas:} \\</text:p>
      <text:p text:style-name="P5">Uma vez que o método estiver validado, usaremos este na busca de novas subestruturas da VL. A busca será feita nos dados do SDSS, especificamente na área coberta pelo Baryon Oscillation Spectroscopy Survey (BOSS) e nos dados do DES.\\</text:p>
      <text:p text:style-name="P5"><text:s/></text:p>
      <text:p text:style-name="P5">\item \emph{Caracterização dos candidatos:} \\</text:p>
      <text:p text:style-name="P5">Após a detecção dos candidatos, temos que ter certeza que estes se tratam de objetos físicos e não falsos positivos, criados por irregularidades e defeitos do catálogo. Para isso analisaremos o Diagrama Cor Magnitude (CMD) dos candidatos, seu mapa de significância e perfis de densidade. A partir dessa análise, podemos confirmar os candidatos que são consistentes com populações estelares e sabermos suas características. <text:s/></text:p>
      <text:p text:style-name="P5">\end{enumerat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08:48:19.629072716</meta:creation-date>
    <meta:generator>LibreOffice/4.2.7.2$Linux_X86_64 LibreOffice_project/420m0$Build-2</meta:generator>
    <dc:date>2015-11-15T02:12:26.042159808</dc:date>
    <meta:editing-duration>PT6H34M18S</meta:editing-duration>
    <meta:editing-cycles>15</meta:editing-cycles>
    <meta:document-statistic meta:table-count="0" meta:image-count="0" meta:object-count="0" meta:page-count="1" meta:paragraph-count="13" meta:word-count="364" meta:character-count="2430" meta:non-whitespace-character-count="2068"/>
  </office:meta>
</office:document-meta>
</file>